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1dec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paragraph-rsid="001e1dec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paragraph-rsid="001e1dec" style:font-size-asian="24pt" style:font-weight-asian="bold" style:font-size-complex="24pt" style:font-weight-complex="bold"/>
    </style:style>
    <style:style style:name="T1" style:family="text">
      <style:text-properties officeooo:rsid="001e1d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An Introduction to Quantum Computing for Non-Physicists</text:span></text:p>
      <text:p text:style-name="P3"><text:span text:style-name="T1"/></text:p>
      <text:p text:style-name="P2"><text:span text:style-name="T1">From: ACM Computing Surveys 32.3 (2000) <text:s/></text:span></text:p>
      <text:p text:style-name="P2"><text:span text:style-name="T1">Authors: Eleanor Rieffel and Wolfgang Polak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Reviewed By: Michael Kepple</text:span></text:p>
      <text:p text:style-name="P2"><text:span text:style-name="T1">Date: 6 May 2013 <text:s text:c="20"/>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00:06:27</meta:creation-date>
    <dc:date>2013-05-06T00:30:48</dc:date>
    <meta:editing-duration>PT19M32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5" meta:word-count="27" meta:character-count="203" meta:non-whitespace-character-count="158"/>
  </office:meta>
</office:document-meta>
</file>